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eeccf" officeooo:paragraph-rsid="000eeccf"/>
    </style:style>
    <style:style style:name="T1" style:family="text">
      <style:text-properties officeooo:rsid="000ee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d<text:span text:style-name="T1">e</text:span>, wrath of R<text:span text:style-name="T1">h</text:span>as al Ghul</text:p>
      <text:p text:style-name="P1"/>
      <text:p text:style-name="P1">Meeting Agenda</text:p>
      <text:p text:style-name="P1"/>
      <text:p text:style-name="P1"/>
      <text:p text:style-name="Standard">Date: 2015-03-<text:span text:style-name="T1">24, Time: 09.00-10.00</text:span></text:p>
      <text:p text:style-name="Standard"/>
      <text:p text:style-name="Standard">Facilitator: <text:span text:style-name="T1">Philip Tibom</text:span></text:p>
      <text:p text:style-name="Standard"/>
      <text:p text:style-name="P2">Participants: Philip Tibom, Anders Bolin. Daniel Olsson, Hossien Hussain</text:p>
      <text:p text:style-name="P2"/>
      <text:p text:style-name="P3">Discussion (1 hour):</text:p>
      <text:p text:style-name="P3"/>
      <text:p text:style-name="P3">We discussed our project idea and concluded to make a game. The game should be inspired by Zelda 2D. A game that is viewed from above. Adventure lik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in</meta:initial-creator>
    <meta:creation-date>2015-03-30T12:16:04.99</meta:creation-date>
    <dc:date>2015-04-01T11:19:25.620340104</dc:date>
    <dc:creator>Philip </dc:creator>
    <meta:editing-duration>PT8H30M1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55" meta:character-count="344" meta:non-whitespace-character-count="296"/>
  </office:meta>
</office:document-meta>
</file>